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9cm" style:rel-column-width="34666*"/>
    </style:style>
    <style:style style:name="TableauRenteAccordee.B" style:family="table-column">
      <style:table-column-properties style:column-width="4.752cm" style:rel-column-width="18304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24cm" style:rel-column-width="8183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07cm" fo:margin-left="0cm" fo:margin-right="-0.007cm" table:align="margins"/>
    </style:style>
    <style:style style:name="Table1.A" style:family="table-column">
      <style:table-column-properties style:column-width="8.999cm" style:rel-column-width="34677*"/>
    </style:style>
    <style:style style:name="Table1.B" style:family="table-column">
      <style:table-column-properties style:column-width="4.75cm" style:rel-column-width="18303*"/>
    </style:style>
    <style:style style:name="Table1.C" style:family="table-column">
      <style:table-column-properties style:column-width="1.138cm" style:rel-column-width="4383*"/>
    </style:style>
    <style:style style:name="Table1.D" style:family="table-column">
      <style:table-column-properties style:column-width="2.12cm" style:rel-column-width="8172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07cm" fo:margin-left="0cm" fo:margin-right="-0.007cm" table:align="margins"/>
    </style:style>
    <style:style style:name="TableauAutre.A" style:family="table-column">
      <style:table-column-properties style:column-width="8.999cm" style:rel-column-width="34677*"/>
    </style:style>
    <style:style style:name="TableauAutre.B" style:family="table-column">
      <style:table-column-properties style:column-width="4.722cm" style:rel-column-width="18195*"/>
    </style:style>
    <style:style style:name="TableauAutre.C" style:family="table-column">
      <style:table-column-properties style:column-width="1.115cm" style:rel-column-width="4295*"/>
    </style:style>
    <style:style style:name="TableauAutre.D" style:family="table-column">
      <style:table-column-properties style:column-width="2.171cm" style:rel-column-width="8368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499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0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6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9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enTetesDecision#%</text:p>
      <text:p text:style-name="P13"/>
      <text:p text:style-name="P13"/>
      <text:p text:style-name="P23">%=TITRE_ATTESTATION=% %=annee_attestation=%</text:p>
      <text:p text:style-name="P14">%=nss_requerant=% %=nomPrenom_requerant=%</text:p>
      <text:p text:style-name="P14"/>
      <text:p text:style-name="P14"/>
      <text:p text:style-name="P14">%=titre_tiers=%</text:p>
      <text:p text:style-name="P14"/>
      <text:p text:style-name="P14">%=PARAGRAPHE1_ATTESTATION=%</text:p>
      <text:p text:style-name="P14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19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5">%=montant_total=%</text:p>
          </table:table-cell>
        </table:table-row>
      </table:table>
      <text:p text:style-name="P14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8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6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14"/>
      <text:p text:style-name="P20"/>
      <text:p text:style-name="P21">%=remLineWhenBlank(TITRE_API,-2)=%</text:p>
      <text:p text:style-name="P7">%=remLineWhenBlank(TEXTE_API,1)=%</text:p>
      <text:p text:style-name="P8"/>
      <text:p text:style-name="P8">%=remLineWhenBlank(PLUSIEURS_ATT_FAMILLE,1)=%</text:p>
      <text:p text:style-name="P8"/>
      <text:p text:style-name="P8"/>
      <text:p text:style-name="P20">%=SALUTATION_ATTESTATION=%</text:p>
      <text:p text:style-name="P8"/>
      <text:p text:style-name="P8"/>
      <text:p text:style-name="P8"/>
      <text:p text:style-name="P9"><text:tab/>%#include <text:s/>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>%=SIGNATURE=%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ucien Gatherat</dc:creator>
    <dc:date>2013-01-11T09:35:53.22</dc:date>
    <meta:editing-cycles>99</meta:editing-cycles>
    <meta:editing-duration>PT6H14M43S</meta:editing-duration>
    <meta:document-statistic meta:table-count="4" meta:image-count="0" meta:object-count="0" meta:page-count="1" meta:paragraph-count="26" meta:word-count="30" meta:character-count="798"/>
    <meta:user-defined meta:name="Info 1"/>
    <meta:user-defined meta:name="Info 2"/>
    <meta:user-defined meta:name="Info 3"/>
    <meta:user-defined meta:name="Info 4"/>
  </office:meta>
</office:document-meta>
</file>